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d320" draw:fill="solid" draw:fill-color="#ffd320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="solid" draw:fill-color="#dd4814"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textarea-vertical-align="top" fo:min-height="6.5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weight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Opening</text:p>
          </draw:text-box>
        </draw:frame>
        <draw:frame presentation:style-name="pr2" draw:text-style-name="P1" draw:layer="layout" svg:width="15.999cm" svg:height="6.579cm" svg:x="11.4cm" svg:y="5.021cm" presentation:class="subtitle" presentation:user-transformed="true">
          <draw:text-box>
            <text:p text:style-name="P1">HELLO!</text:p>
            <text:p text:style-name="P1"/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ening</text:p>
          </draw:text-box>
        </draw:frame>
        <draw:frame presentation:style-name="pr4" draw:layer="layout" svg:width="11.599cm" svg:height="12.179cm" svg:x="15cm" svg:y="4.914cm" presentation:class="outline" presentation:user-transformed="true">
          <draw:text-box>
            <text:p text:style-name="P1">I'm Password Peter!</text:p>
            <text:p text:style-name="P1">I'm here to help you learn what makes a password good or bad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ening</text:p>
          </draw:text-box>
        </draw:frame>
        <draw:frame presentation:style-name="pr4" draw:layer="layout" svg:width="11.599cm" svg:height="12.179cm" svg:x="15cm" svg:y="4.914cm" presentation:class="outline" presentation:user-transformed="true">
          <draw:text-box>
            <text:list text:style-name="L3">
              <text:list-header>
                <text:p>To help us keep track of progress we're going to us this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2" draw:text-style-name="P2" draw:layer="layout" svg:width="17.2cm" svg:height="17.2cm" svg:x="0.2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layer="layout" svg:width="25.199cm" svg:height="3.506cm" svg:x="1.4cm" svg:y="0.837cm" presentation:class="title">
          <draw:text-box>
            <text:p>Opening</text:p>
          </draw:text-box>
        </draw:frame>
        <draw:g>
          <draw:custom-shape draw:style-name="gr3" draw:text-style-name="P2" draw:layer="layout" svg:width="13.8cm" svg:height="13.8cm" svg:x="1.6cm" svg:y="5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3.8cm" svg:height="13.4cm" svg:x="1.6cm" svg:y="5.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frame presentation:style-name="pr4" draw:layer="layout" svg:width="11.599cm" svg:height="12.179cm" svg:x="15.801cm" svg:y="4.343cm" presentation:class="outline" presentation:user-transformed="true">
          <draw:text-box>
            <text:list text:style-name="L3">
              <text:list-header>
                <text:p>It's a radar graph with four points.</text:p>
                <text:p>Each of these points represents something that makes a password strong</text:p>
              </text:list-header>
            </text:list>
          </draw:text-box>
        </draw:frame>
        <draw:line draw:style-name="gr5" draw:text-style-name="P2" draw:layer="layout" svg:x1="8.4cm" svg:y1="5.2cm" svg:x2="8.4cm" svg:y2="18.6cm">
          <text:p/>
        </draw:line>
        <draw:line draw:style-name="gr5" draw:text-style-name="P2" draw:layer="layout" svg:x1="15.4cm" svg:y1="12cm" svg:x2="1.6cm" svg:y2="12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uessability</text:p>
          </draw:text-box>
        </draw:frame>
        <draw:g>
          <draw:custom-shape draw:style-name="gr3" draw:text-style-name="P2" draw:layer="layout" svg:width="13.8cm" svg:height="13.8cm" svg:x="1.6cm" svg:y="5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3.8cm" svg:height="13.4cm" svg:x="1.6cm" svg:y="5.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frame presentation:style-name="pr4" draw:layer="layout" svg:width="11.599cm" svg:height="12.179cm" svg:x="15.801cm" svg:y="4.343cm" presentation:class="outline" presentation:user-transformed="true">
          <draw:text-box>
            <text:list text:style-name="L3">
              <text:list-header>
                <text:p>Guessability is, obviously, how easy it is for someone to guess your password. This is a critical factor in a password's security</text:p>
              </text:list-header>
            </text:list>
          </draw:text-box>
        </draw:frame>
        <draw:line draw:style-name="gr5" draw:text-style-name="P2" draw:layer="layout" svg:x1="8.4cm" svg:y1="5.2cm" svg:x2="8.4cm" svg:y2="18.6cm">
          <text:p/>
        </draw:line>
        <draw:line draw:style-name="gr5" draw:text-style-name="P2" draw:layer="layout" svg:x1="15.4cm" svg:y1="12cm" svg:x2="1.6cm" svg:y2="12cm">
          <text:p/>
        </draw:line>
        <draw:frame draw:style-name="gr6" draw:text-style-name="P3" draw:layer="layout" svg:width="5.2cm" svg:height="0.962cm" svg:x="5.6cm" svg:y="4cm">
          <draw:text-box>
            <text:p text:style-name="P3"><text:span text:style-name="T1">GUESSABILIT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morability</text:p>
          </draw:text-box>
        </draw:frame>
        <draw:g>
          <draw:custom-shape draw:style-name="gr3" draw:text-style-name="P2" draw:layer="layout" svg:width="13.8cm" svg:height="13.8cm" svg:x="1.6cm" svg:y="5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3.8cm" svg:height="13.4cm" svg:x="1.6cm" svg:y="5.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frame presentation:style-name="pr4" draw:layer="layout" svg:width="11.599cm" svg:height="12.179cm" svg:x="15.801cm" svg:y="4.343cm" presentation:class="outline" presentation:user-transformed="true">
          <draw:text-box>
            <text:list text:style-name="L3">
              <text:list-header>
                <text:p>Memorability is simply how easy a password is to remember. An important factor when selecting a password.</text:p>
              </text:list-header>
            </text:list>
          </draw:text-box>
        </draw:frame>
        <draw:line draw:style-name="gr5" draw:text-style-name="P2" draw:layer="layout" svg:x1="8.4cm" svg:y1="5.2cm" svg:x2="8.4cm" svg:y2="18.6cm">
          <text:p/>
        </draw:line>
        <draw:line draw:style-name="gr5" draw:text-style-name="P2" draw:layer="layout" svg:x1="15.4cm" svg:y1="12cm" svg:x2="1.6cm" svg:y2="12cm">
          <text:p/>
        </draw:line>
        <draw:frame draw:style-name="gr6" draw:text-style-name="P3" draw:layer="layout" svg:width="5.2cm" svg:height="0.962cm" svg:x="5.6cm" svg:y="4cm">
          <draw:text-box>
            <text:p text:style-name="P3"><text:span text:style-name="T1">GUESSABILITY</text:span></text:p>
          </draw:text-box>
        </draw:frame>
        <draw:frame draw:style-name="gr7" draw:layer="layout" svg:width="4.092cm" svg:height="0.962cm" svg:x="6.6cm" svg:y="19.238cm">
          <draw:text-box>
            <text:p>Memorability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cordability</text:p>
          </draw:text-box>
        </draw:frame>
        <draw:g>
          <draw:custom-shape draw:style-name="gr3" draw:text-style-name="P2" draw:layer="layout" svg:width="13.8cm" svg:height="13.8cm" svg:x="1.6cm" svg:y="5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3.8cm" svg:height="13.4cm" svg:x="1.6cm" svg:y="5.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frame presentation:style-name="pr4" draw:layer="layout" svg:width="11.599cm" svg:height="12.179cm" svg:x="15.801cm" svg:y="4.343cm" presentation:class="outline" presentation:user-transformed="true">
          <draw:text-box>
            <text:list text:style-name="L3">
              <text:list-header>
                <text:p>Recordability is a little less obvious. It has to do with how easy it is to tell what you are typing.</text:p>
                <text:p>This normally depends on the pattern of the keys</text:p>
              </text:list-header>
            </text:list>
          </draw:text-box>
        </draw:frame>
        <draw:line draw:style-name="gr5" draw:text-style-name="P2" draw:layer="layout" svg:x1="8.4cm" svg:y1="5.2cm" svg:x2="8.4cm" svg:y2="18.6cm">
          <text:p/>
        </draw:line>
        <draw:line draw:style-name="gr5" draw:text-style-name="P2" draw:layer="layout" svg:x1="15.4cm" svg:y1="12cm" svg:x2="1.6cm" svg:y2="12cm">
          <text:p/>
        </draw:line>
        <draw:frame draw:style-name="gr6" draw:text-style-name="P3" draw:layer="layout" svg:width="5.2cm" svg:height="0.962cm" svg:x="5.6cm" svg:y="4cm">
          <draw:text-box>
            <text:p text:style-name="P3"><text:span text:style-name="T1">GUESSABILITY</text:span></text:p>
          </draw:text-box>
        </draw:frame>
        <draw:frame draw:style-name="gr7" draw:layer="layout" svg:width="4.418cm" svg:height="0.962cm" svg:x="6.6cm" svg:y="19.238cm">
          <draw:text-box>
            <text:p><text:span text:style-name="T1">Memorability</text:span></text:p>
          </draw:text-box>
        </draw:frame>
        <draw:frame draw:style-name="gr7" draw:text-style-name="P4" draw:layer="layout" svg:width="4.701cm" svg:height="0.962cm" draw:transform="rotate (1.56468767441292) translate (0.4cm 14.194cm)">
          <draw:text-box>
            <text:p text:style-name="P4">Recordabillity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cordability</text:p>
          </draw:text-box>
        </draw:frame>
        <draw:g>
          <draw:custom-shape draw:style-name="gr3" draw:text-style-name="P2" draw:layer="layout" svg:width="13.8cm" svg:height="13.8cm" svg:x="1.6cm" svg:y="5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3.8cm" svg:height="13.4cm" svg:x="1.6cm" svg:y="5.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frame presentation:style-name="pr4" draw:layer="layout" svg:width="11.599cm" svg:height="12.179cm" svg:x="15.801cm" svg:y="4.343cm" presentation:class="outline" presentation:user-transformed="true">
          <draw:text-box>
            <text:list text:style-name="L3">
              <text:list-header>
                <text:p>For example “qwerty” is a very easy password to record because of the simple pattern.</text:p>
              </text:list-header>
            </text:list>
          </draw:text-box>
        </draw:frame>
        <draw:line draw:style-name="gr5" draw:text-style-name="P2" draw:layer="layout" svg:x1="8.4cm" svg:y1="5.2cm" svg:x2="8.4cm" svg:y2="18.6cm">
          <text:p/>
        </draw:line>
        <draw:line draw:style-name="gr5" draw:text-style-name="P2" draw:layer="layout" svg:x1="15.4cm" svg:y1="12cm" svg:x2="1.6cm" svg:y2="12cm">
          <text:p/>
        </draw:line>
        <draw:frame draw:style-name="gr6" draw:text-style-name="P3" draw:layer="layout" svg:width="5.2cm" svg:height="0.962cm" svg:x="5.6cm" svg:y="4cm">
          <draw:text-box>
            <text:p text:style-name="P3"><text:span text:style-name="T1">GUESSABILITY</text:span></text:p>
          </draw:text-box>
        </draw:frame>
        <draw:frame draw:style-name="gr7" draw:layer="layout" svg:width="4.418cm" svg:height="0.962cm" svg:x="6.6cm" svg:y="19.238cm">
          <draw:text-box>
            <text:p><text:span text:style-name="T1">Memorability</text:span></text:p>
          </draw:text-box>
        </draw:frame>
        <draw:frame draw:style-name="gr7" draw:text-style-name="P4" draw:layer="layout" svg:width="4.701cm" svg:height="0.962cm" draw:transform="rotate (1.56468767441292) translate (0.4cm 14.194cm)">
          <draw:text-box>
            <text:p text:style-name="P4">Recordabillity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bservability</text:p>
          </draw:text-box>
        </draw:frame>
        <draw:g>
          <draw:custom-shape draw:style-name="gr3" draw:text-style-name="P2" draw:layer="layout" svg:width="13.8cm" svg:height="13.8cm" svg:x="1.6cm" svg:y="5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3.8cm" svg:height="13.4cm" svg:x="1.6cm" svg:y="5.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frame presentation:style-name="pr4" draw:layer="layout" svg:width="11.599cm" svg:height="12.179cm" svg:x="15.801cm" svg:y="4.343cm" presentation:class="outline" presentation:user-transformed="true">
          <draw:text-box>
            <text:list text:style-name="L3">
              <text:list-header>
                <text:p>The observability of a password is how easy it is for someone to see you entering your password.</text:p>
              </text:list-header>
            </text:list>
          </draw:text-box>
        </draw:frame>
        <draw:line draw:style-name="gr5" draw:text-style-name="P2" draw:layer="layout" svg:x1="8.4cm" svg:y1="5.2cm" svg:x2="8.4cm" svg:y2="18.6cm">
          <text:p/>
        </draw:line>
        <draw:line draw:style-name="gr5" draw:text-style-name="P2" draw:layer="layout" svg:x1="15.4cm" svg:y1="12cm" svg:x2="1.6cm" svg:y2="12cm">
          <text:p/>
        </draw:line>
        <draw:frame draw:style-name="gr6" draw:text-style-name="P3" draw:layer="layout" svg:width="5.2cm" svg:height="0.962cm" svg:x="5.6cm" svg:y="4cm">
          <draw:text-box>
            <text:p text:style-name="P3"><text:span text:style-name="T1">GUESSABILITY</text:span></text:p>
          </draw:text-box>
        </draw:frame>
        <draw:frame draw:style-name="gr7" draw:layer="layout" svg:width="4.418cm" svg:height="0.962cm" svg:x="6.6cm" svg:y="19.238cm">
          <draw:text-box>
            <text:p><text:span text:style-name="T1">Memorability</text:span></text:p>
          </draw:text-box>
        </draw:frame>
        <draw:frame draw:style-name="gr7" draw:text-style-name="P4" draw:layer="layout" svg:width="4.701cm" svg:height="0.962cm" draw:transform="rotate (1.56468767441292) translate (0.4cm 14.194cm)">
          <draw:text-box>
            <text:p text:style-name="P4">Recordabillity</text:p>
          </draw:text-box>
        </draw:frame>
        <draw:frame draw:style-name="gr7" draw:text-style-name="P3" draw:layer="layout" svg:width="4.524cm" svg:height="0.962cm" draw:transform="rotate (1.5711453926453) translate (15.638cm 14.324cm)">
          <draw:text-box>
            <text:p><text:span text:style-name="T1">Observabilit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radar</text:p>
          </draw:text-box>
        </draw:frame>
        <draw:g>
          <draw:custom-shape draw:style-name="gr3" draw:text-style-name="P2" draw:layer="layout" svg:width="13.8cm" svg:height="13.8cm" svg:x="1.6cm" svg:y="5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3.8cm" svg:height="13.4cm" svg:x="1.6cm" svg:y="5.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frame presentation:style-name="pr4" draw:layer="layout" svg:width="11.599cm" svg:height="12.179cm" svg:x="15.801cm" svg:y="4.343cm" presentation:class="outline" presentation:user-transformed="true">
          <draw:text-box>
            <text:list text:style-name="L3">
              <text:list-header>
                <text:p>The radar itself will be used to track your progress according to these four values.</text:p>
              </text:list-header>
            </text:list>
          </draw:text-box>
        </draw:frame>
        <draw:line draw:style-name="gr5" draw:text-style-name="P2" draw:layer="layout" svg:x1="8.4cm" svg:y1="5.2cm" svg:x2="8.4cm" svg:y2="18.6cm">
          <text:p/>
        </draw:line>
        <draw:line draw:style-name="gr5" draw:text-style-name="P2" draw:layer="layout" svg:x1="15.4cm" svg:y1="12cm" svg:x2="1.6cm" svg:y2="12cm">
          <text:p/>
        </draw:line>
        <draw:frame draw:style-name="gr6" draw:text-style-name="P3" draw:layer="layout" svg:width="5.2cm" svg:height="0.962cm" svg:x="5.6cm" svg:y="4cm">
          <draw:text-box>
            <text:p text:style-name="P3"><text:span text:style-name="T1">GUESSABILITY</text:span></text:p>
          </draw:text-box>
        </draw:frame>
        <draw:frame draw:style-name="gr7" draw:layer="layout" svg:width="4.418cm" svg:height="0.962cm" svg:x="6.6cm" svg:y="19.238cm">
          <draw:text-box>
            <text:p><text:span text:style-name="T1">Memorability</text:span></text:p>
          </draw:text-box>
        </draw:frame>
        <draw:frame draw:style-name="gr7" draw:text-style-name="P4" draw:layer="layout" svg:width="4.701cm" svg:height="0.962cm" draw:transform="rotate (1.56468767441292) translate (0.4cm 14.194cm)">
          <draw:text-box>
            <text:p text:style-name="P4">Recordabillity</text:p>
          </draw:text-box>
        </draw:frame>
        <draw:frame draw:style-name="gr7" draw:text-style-name="P3" draw:layer="layout" svg:width="4.524cm" svg:height="0.962cm" draw:transform="rotate (1.5711453926453) translate (15.638cm 14.324cm)">
          <draw:text-box>
            <text:p><text:span text:style-name="T1">Observabilit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radar</text:p>
          </draw:text-box>
        </draw:frame>
        <draw:g>
          <draw:custom-shape draw:style-name="gr3" draw:text-style-name="P2" draw:layer="layout" svg:width="13.8cm" svg:height="13.8cm" svg:x="1.6cm" svg:y="5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3.8cm" svg:height="13.4cm" svg:x="1.6cm" svg:y="5.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frame presentation:style-name="pr4" draw:layer="layout" svg:width="11.599cm" svg:height="12.179cm" svg:x="15.801cm" svg:y="4.343cm" presentation:class="outline" presentation:user-transformed="true">
          <draw:text-box>
            <text:list text:style-name="L3">
              <text:list-header>
                <text:p>As you get better in a certain subject the <text:s/>inner shape will grow to represent this. </text:p>
              </text:list-header>
            </text:list>
          </draw:text-box>
        </draw:frame>
        <draw:line draw:style-name="gr5" draw:text-style-name="P2" draw:layer="layout" svg:x1="8.4cm" svg:y1="5.2cm" svg:x2="8.4cm" svg:y2="18.6cm">
          <text:p/>
        </draw:line>
        <draw:line draw:style-name="gr5" draw:text-style-name="P2" draw:layer="layout" svg:x1="15.4cm" svg:y1="12cm" svg:x2="1.6cm" svg:y2="12cm">
          <text:p/>
        </draw:line>
        <draw:frame draw:style-name="gr6" draw:text-style-name="P3" draw:layer="layout" svg:width="5.2cm" svg:height="0.962cm" svg:x="5.6cm" svg:y="4cm">
          <draw:text-box>
            <text:p text:style-name="P3"><text:span text:style-name="T1">GUESSABILITY</text:span></text:p>
          </draw:text-box>
        </draw:frame>
        <draw:frame draw:style-name="gr7" draw:layer="layout" svg:width="4.418cm" svg:height="0.962cm" svg:x="6.6cm" svg:y="19.238cm">
          <draw:text-box>
            <text:p><text:span text:style-name="T1">Memorability</text:span></text:p>
          </draw:text-box>
        </draw:frame>
        <draw:frame draw:style-name="gr7" draw:text-style-name="P4" draw:layer="layout" svg:width="4.701cm" svg:height="0.962cm" draw:transform="rotate (1.56468767441292) translate (0.4cm 14.194cm)">
          <draw:text-box>
            <text:p text:style-name="P4">Recordabillity</text:p>
          </draw:text-box>
        </draw:frame>
        <draw:frame draw:style-name="gr7" draw:text-style-name="P3" draw:layer="layout" svg:width="4.524cm" svg:height="0.962cm" draw:transform="rotate (1.5711453926453) translate (15.638cm 14.324cm)">
          <draw:text-box>
            <text:p><text:span text:style-name="T1">Observability</text:span></text:p>
          </draw:text-box>
        </draw:frame>
        <draw:custom-shape draw:style-name="gr8" draw:text-style-name="P2" draw:layer="layout" svg:width="9.4cm" svg:height="4.8cm" svg:x="3.8cm" svg:y="9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beginning</text:p>
          </draw:text-box>
        </draw:frame>
        <draw:g>
          <draw:custom-shape draw:style-name="gr3" draw:text-style-name="P2" draw:layer="layout" svg:width="13.8cm" svg:height="13.8cm" svg:x="1.6cm" svg:y="5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3.8cm" svg:height="13.4cm" svg:x="1.6cm" svg:y="5.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frame presentation:style-name="pr4" draw:layer="layout" svg:width="11.599cm" svg:height="12.179cm" svg:x="15.801cm" svg:y="4.343cm" presentation:class="outline" presentation:user-transformed="true">
          <draw:text-box>
            <text:list text:style-name="L3">
              <text:list-header>
                <text:p>To get started I've prepared an introduction to authentication and passwords. It might seem obvious but there is more to it than it would first appear. </text:p>
              </text:list-header>
            </text:list>
          </draw:text-box>
        </draw:frame>
        <draw:line draw:style-name="gr5" draw:text-style-name="P2" draw:layer="layout" svg:x1="8.4cm" svg:y1="5.2cm" svg:x2="8.4cm" svg:y2="18.6cm">
          <text:p/>
        </draw:line>
        <draw:line draw:style-name="gr5" draw:text-style-name="P2" draw:layer="layout" svg:x1="15.4cm" svg:y1="12cm" svg:x2="1.6cm" svg:y2="12cm">
          <text:p/>
        </draw:line>
        <draw:frame draw:style-name="gr6" draw:text-style-name="P3" draw:layer="layout" svg:width="5.2cm" svg:height="0.962cm" svg:x="5.6cm" svg:y="4cm">
          <draw:text-box>
            <text:p text:style-name="P3"><text:span text:style-name="T1">GUESSABILITY</text:span></text:p>
          </draw:text-box>
        </draw:frame>
        <draw:frame draw:style-name="gr7" draw:layer="layout" svg:width="4.418cm" svg:height="0.962cm" svg:x="6.6cm" svg:y="19.238cm">
          <draw:text-box>
            <text:p><text:span text:style-name="T1">Memorability</text:span></text:p>
          </draw:text-box>
        </draw:frame>
        <draw:frame draw:style-name="gr7" draw:text-style-name="P4" draw:layer="layout" svg:width="4.701cm" svg:height="0.962cm" draw:transform="rotate (1.56468767441292) translate (0.4cm 14.194cm)">
          <draw:text-box>
            <text:p text:style-name="P4">Recordabillity</text:p>
          </draw:text-box>
        </draw:frame>
        <draw:frame draw:style-name="gr7" draw:text-style-name="P3" draw:layer="layout" svg:width="4.524cm" svg:height="0.962cm" draw:transform="rotate (1.5711453926453) translate (15.638cm 14.324cm)">
          <draw:text-box>
            <text:p><text:span text:style-name="T1">Observabilit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beginning</text:p>
          </draw:text-box>
        </draw:frame>
        <draw:g>
          <draw:custom-shape draw:style-name="gr3" draw:text-style-name="P2" draw:layer="layout" svg:width="13.8cm" svg:height="13.8cm" svg:x="1.6cm" svg:y="5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3.8cm" svg:height="13.4cm" svg:x="1.6cm" svg:y="5.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frame presentation:style-name="pr4" draw:layer="layout" svg:width="11.599cm" svg:height="12.179cm" svg:x="15.801cm" svg:y="4.343cm" presentation:class="outline" presentation:user-transformed="true">
          <draw:text-box>
            <text:list text:style-name="L3">
              <text:list-header>
                <text:p>To get started I've prepared an introduction to authentication and passwords. It might seem obvious but there is more to it than it would first appear. </text:p>
              </text:list-header>
            </text:list>
          </draw:text-box>
        </draw:frame>
        <draw:line draw:style-name="gr5" draw:text-style-name="P2" draw:layer="layout" svg:x1="8.4cm" svg:y1="5.2cm" svg:x2="8.4cm" svg:y2="18.6cm">
          <text:p/>
        </draw:line>
        <draw:line draw:style-name="gr5" draw:text-style-name="P2" draw:layer="layout" svg:x1="15.4cm" svg:y1="12cm" svg:x2="1.6cm" svg:y2="12cm">
          <text:p/>
        </draw:line>
        <draw:frame draw:style-name="gr6" draw:text-style-name="P3" draw:layer="layout" svg:width="5.2cm" svg:height="0.962cm" svg:x="5.6cm" svg:y="4cm">
          <draw:text-box>
            <text:p text:style-name="P3"><text:span text:style-name="T1">GUESSABILITY</text:span></text:p>
          </draw:text-box>
        </draw:frame>
        <draw:frame draw:style-name="gr7" draw:layer="layout" svg:width="4.418cm" svg:height="0.962cm" svg:x="6.6cm" svg:y="19.238cm">
          <draw:text-box>
            <text:p><text:span text:style-name="T1">Memorability</text:span></text:p>
          </draw:text-box>
        </draw:frame>
        <draw:frame draw:style-name="gr7" draw:text-style-name="P4" draw:layer="layout" svg:width="4.701cm" svg:height="0.962cm" draw:transform="rotate (1.56468767441292) translate (0.4cm 14.194cm)">
          <draw:text-box>
            <text:p text:style-name="P4">Recordabillity</text:p>
          </draw:text-box>
        </draw:frame>
        <draw:frame draw:style-name="gr7" draw:text-style-name="P3" draw:layer="layout" svg:width="4.524cm" svg:height="0.962cm" draw:transform="rotate (1.5711453926453) translate (15.638cm 14.324cm)">
          <draw:text-box>
            <text:p><text:span text:style-name="T1">Observabilit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8T22:56:07.712717645</meta:creation-date>
    <dc:date>2015-11-29T01:43:07.998794252</dc:date>
    <meta:editing-duration>PT8M18S</meta:editing-duration>
    <meta:editing-cycles>1</meta:editing-cycles>
    <meta:document-statistic meta:object-count="154"/>
    <meta:generator>LibreOffice/4.2.8.2$Linux_X86_64 LibreOffice_project/420m0$Build-2</meta:generator>
  </office:meta>
</office:document-meta>
</file>